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7.75cm" fo:min-width="10.25cm" draw:shadow="hidden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4.2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cm" fo:min-width="10.2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18cm" fo:min-width="1.268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cm" fo:min-width="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5.2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5cm" fo:min-width="0.25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5cm" fo:min-width="0.25cm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5cm" fo:min-width="0.25cm"/>
    </style:style>
    <style:style style:name="gr13" style:family="graphic" style:parent-style-name="standard">
      <style:graphic-properties draw:fill-color="#2a6099" draw:textarea-horizontal-align="justify" draw:textarea-vertical-align="middle" draw:auto-grow-height="false" fo:min-height="0.5cm" fo:min-width="0.25cm"/>
    </style:style>
    <style:style style:name="gr14" style:family="graphic" style:parent-style-name="standard">
      <style:graphic-properties draw:fill-color="#800080" draw:textarea-horizontal-align="justify" draw:textarea-vertical-align="middle" draw:auto-grow-height="false" fo:min-height="0.5cm" fo:min-width="0.25cm"/>
    </style:style>
    <style:style style:name="gr15" style:family="graphic" style:parent-style-name="standard">
      <style:graphic-properties draw:fill="solid" draw:fill-color="#808080" loext:fill-use-slide-background="false" draw:textarea-horizontal-align="justify" draw:textarea-vertical-align="middle" draw:auto-grow-height="false" fo:min-height="3.75cm" fo:min-width="2.5cm"/>
    </style:style>
    <style:style style:name="gr16" style:family="graphic" style:parent-style-name="standard">
      <style:graphic-properties draw:fill="solid" draw:fill-color="#808080" loext:fill-use-slide-background="false" draw:textarea-horizontal-align="justify" draw:textarea-vertical-align="middle" draw:auto-grow-height="false" fo:min-height="3.75cm" fo:min-width="2.5cm"/>
      <style:paragraph-properties style:writing-mode="lr-tb"/>
    </style:style>
    <style:style style:name="gr17" style:family="graphic" style:parent-style-name="standard">
      <style:graphic-properties draw:fill="solid" draw:fill-color="#bf819e" loext:fill-use-slide-background="false" draw:textarea-horizontal-align="justify" draw:textarea-vertical-align="middle" draw:auto-grow-height="false" fo:min-height="3.75cm" fo:min-width="2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10.25cm"/>
      <style:paragraph-properties style:writing-mode="lr-tb"/>
    </style:style>
    <style:style style:name="gr19" style:family="graphic" style:parent-style-name="objectwithoutfill">
      <style:graphic-properties svg:stroke-color="#81d41a" draw:marker-end="Arrowheads_20_1" draw:marker-end-width="0.3cm" draw:fill="none" draw:textarea-vertical-align="middle"/>
    </style:style>
    <style:style style:name="gr20" style:family="graphic" style:parent-style-name="objectwithoutfill">
      <style:graphic-properties svg:stroke-color="#81d41a" draw:marker-end="Arrowheads_20_2" draw:marker-end-width="0.3cm" draw:fill="none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svg:stroke-color="#81d41a" draw:marker-end="Arrowheads_20_3" draw:marker-end-width="0.3cm" draw:fill="none" draw:textarea-vertical-align="middle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75cm" fo:min-width="3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75cm" fo:min-width="6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75cm" fo:min-width="3.775cm"/>
      <style:paragraph-properties style:writing-mode="lr-tb"/>
    </style:style>
    <style:style style:name="gr27" style:family="graphic" style:parent-style-name="standard">
      <style:graphic-properties draw:fill="none" loext:fill-use-slide-background="false" draw:textarea-horizontal-align="justify" draw:textarea-vertical-align="middle" draw:auto-grow-height="false" fo:min-height="2.75cm" fo:min-width="9.25cm"/>
      <style:paragraph-properties style:writing-mode="lr-tb"/>
    </style:style>
    <style:style style:name="gr28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2.75cm" fo:min-width="1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style:paragraph-properties fo:margin-left="3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="solid" draw:fill-color="#808080"/>
      <style:paragraph-properties fo:text-align="center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b4c7dc"/>
      <style:paragraph-properties fo:text-align="center"/>
    </style:style>
    <style:style style:name="P18" style:family="paragraph">
      <loext:graphic-properties draw:fill="solid" draw:fill-color="#729fc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5cm" svg:height="18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5cm" svg:height="18cm" svg:x="17.2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1cm" svg:x="1.5cm" svg:y="1.75cm">
          <draw:text-box>
            <text:p text:style-name="P2"><text:span text:style-name="T1">HomePage</text:span></text:p>
          </draw:text-box>
        </draw:frame>
        <draw:frame draw:style-name="gr3" draw:text-style-name="P3" draw:layer="layout" svg:width="10.25cm" svg:height="14.462cm" svg:x="17.5cm" svg:y="1.538cm">
          <draw:text-box>
            <text:p text:style-name="P2"><text:span text:style-name="T1">PersonalInfo</text:span></text:p>
            <text:p text:style-name="P2"><text:span text:style-name="T2">VehicleInfo-</text:span><text:span text:style-name="T2"><text:tab/></text:span><text:span text:style-name="T2"><text:tab/></text:span><text:span text:style-name="T2"><text:tab/></text:span><text:span text:style-name="T2">EV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umme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Jeep</text:span></text:p>
            <text:p text:style-name="P2"><text:span text:style-name="T2"/></text:p>
            <text:p text:style-name="P2"><text:span text:style-name="T2">Org. Info</text:span></text:p>
            <text:p text:style-name="P2"><text:span text:style-name="T2"/></text:p>
            <text:p text:style-name="P2"><text:span text:style-name="T2"/></text:p>
            <text:p text:style-name="P2"><text:span text:style-name="T2">SavedLocation</text:span></text:p>
            <text:p text:style-name="P2"><text:span text:style-name="T2"/></text:p>
            <text:p text:style-name="P2"><text:span text:style-name="T2"/></text:p>
            <text:p text:style-name="P2"><text:span text:style-name="T2">PointsEarned</text:span></text:p>
            <text:p text:style-name="P2"><text:span text:style-name="T2"/></text:p>
            <text:p text:style-name="P2"><text:span text:style-name="T2"/></text:p>
            <text:p text:style-name="P2"><text:span text:style-name="T2">AvailablePrizes</text:span></text:p>
            <text:p text:style-name="P2"><text:span text:style-name="T2"/></text:p>
            <text:p text:style-name="P2"><text:span text:style-name="T2"/></text:p>
            <text:p text:style-name="P2"><text:span text:style-name="T2">RedeemStore</text:span></text:p>
            <text:p text:style-name="P2"><text:span text:style-name="T2"/></text:p>
          </draw:text-box>
        </draw:frame>
        <draw:frame draw:style-name="gr4" draw:text-style-name="P5" draw:layer="layout" svg:width="10.25cm" svg:height="13.049cm" svg:x="1.5cm" svg:y="2.75cm">
          <draw:text-box>
            <text:p text:style-name="P4"><text:span text:style-name="T2">ARA -</text:span><text:span text:style-name="T2"><text:tab/></text:span><text:span text:style-name="T2"><text:tab/></text:span><text:span text:style-name="T2"><text:tab/></text:span><text:span text:style-name="T2"><text:tab/></text:span><text:span text:style-name="T2">Available</text:span></text:p>
            <text:p text:style-name="P4"><text:span text:style-name="T2"/></text:p>
            <text:p text:style-name="P4"><text:span text:style-name="T2">Home-</text:span><text:span text:style-name="T2"><text:tab/></text:span><text:span text:style-name="T2"><text:tab/></text:span><text:span text:style-name="T2"><text:tab/></text:span><text:span text:style-name="T2"><text:tab/></text:span><text:span text:style-name="T2">Available</text:span></text:p>
            <text:p text:style-name="P4"><text:span text:style-name="T2"/></text:p>
            <text:p text:style-name="P4"><text:span text:style-name="T2">ExtraComute1-</text:span><text:span text:style-name="T2"><text:tab/></text:span><text:span text:style-name="T2"><text:tab/></text:span><text:span text:style-name="T2">Busy</text:span></text:p>
            <text:p text:style-name="P4"><text:span text:style-name="T2"/></text:p>
            <text:p text:style-name="P4"><text:span text:style-name="T2">ExtraComute2-</text:span><text:span text:style-name="T2"><text:tab/></text:span><text:span text:style-name="T2"><text:tab/></text:span><text:span text:style-name="T2">Busy</text:span></text:p>
            <text:p text:style-name="P4"><text:span text:style-name="T2"/></text:p>
            <text:p text:style-name="P4"><text:span text:style-name="T2">Weather/RoadCondition- Rain/Wet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Prize/Badge</text:span></text:p>
            <text:p text:style-name="P4"><text:span text:style-name="T2"/></text:p>
            <text:p text:style-name="P4"><text:span text:style-name="T2"/></text:p>
            <text:p text:style-name="P4"><text:span text:style-name="T2">Rank – Comparison to Group members to introduce Competitive Incentive.</text:span></text:p>
          </draw:text-box>
        </draw:frame>
        <draw:custom-shape draw:style-name="gr5" draw:text-style-name="P7" draw:layer="layout" svg:width="10.75cm" svg:height="2.75cm" svg:x="1.25cm" svg:y="16.2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5.5cm" svg:y="16.25cm">
          <text:p text:style-name="P8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5cm" svg:height="1.75cm" svg:x="1.75cm" svg:y="16.75cm">
          <text:p text:style-name="P8">Hom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.75cm" svg:x="8.25cm" svg:y="16.75cm">
          <text:p text:style-name="P8">Personal</text:p>
          <text:p text:style-name="P8">Info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5.501cm" svg:y="16.251cm">
          <text:p text:style-name="P8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0.75cm" svg:height="2.75cm" svg:x="17.25cm" svg:y="1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21.5cm" svg:y="16.25cm">
          <text:p text:style-name="P8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5cm" svg:height="1.75cm" svg:x="24.25cm" svg:y="16.75cm">
          <text:p text:style-name="P8">Personal</text:p>
          <text:p text:style-name="P8">Info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.75cm" svg:x="17.75cm" svg:y="16.75cm">
          <text:p text:style-name="P8">Hom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3" draw:layer="layout" svg:width="10.25cm" svg:height="15.462cm" svg:x="17.5cm" svg:y="1.538cm">
          <draw:text-box>
            <text:p text:style-name="P2"><text:span text:style-name="T1">Map-2-LiveMap</text:span></text:p>
            <text:p text:style-name="P2"><text:span text:style-name="T2">Available</text:span></text:p>
          </draw:text-box>
        </draw:frame>
        <draw:custom-shape draw:style-name="gr1" draw:text-style-name="P1" draw:layer="layout" svg:width="10.75cm" svg:height="18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5cm" svg:height="18cm" svg:x="17.25cm" svg:y="1.25cm">
          <text:p/>
          <draw:enhanced-geometry svg:viewBox="0 0 21600 21600" draw:type="rectangle" draw:enhanced-path="M 0 0 L 21600 0 21600 21600 0 21600 0 0 Z N"/>
        </draw:custom-shape>
        <draw:frame draw:style-name="gr9" draw:text-style-name="P3" xml:id="id1" draw:id="id1" draw:layer="layout" svg:width="10.25cm" svg:height="15.25cm" svg:x="1.5cm" svg:y="1.75cm">
          <draw:text-box>
            <text:p text:style-name="P2"><text:span text:style-name="T1">Map-1</text:span></text:p>
            <text:p text:style-name="P2"><text:span text:style-name="T1"><text:s text:c="5"/></text:span><text:span text:style-name="T2">Free <text:s text:c="5"/>Paid <text:s text:c="5"/>P120</text:span><text:span text:style-name="T2"><text:tab/></text:span><text:span text:style-name="T2"> <text:s text:c="4"/>Car</text:span></text:p>
            <text:p text:style-name="P2"><text:span text:style-name="T2"><text:s text:c="5"/></text:span><text:span text:style-name="T2">Bus</text:span><text:span text:style-name="T2"><text:tab/></text:span><text:span text:style-name="T2"> <text:s text:c="3"/>Walk</text:span><text:span text:style-name="T2"><text:tab/></text:span><text:span text:style-name="T2"> <text:s text:c="2"/>DisabledPark</text:span></text:p>
            <text:p text:style-name="P2"><text:span text:style-name="T2"><text:s text:c="5"/></text:span><text:span text:style-name="T2">Redeem</text:span></text:p>
            <text:p text:style-name="P2"><text:span text:style-name="T2"/></text:p>
            <text:p text:style-name="P2"><text:span text:style-name="T2"/></text:p>
          </draw:text-box>
        </draw:frame>
        <draw:custom-shape draw:style-name="gr10" draw:text-style-name="P9" draw:layer="layout" svg:width="0.75cm" svg:height="0.75cm" svg:x="1.673cm" svg:y="2.4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75cm" svg:height="0.75cm" svg:x="4.145cm" svg:y="2.4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5cm" svg:height="0.75cm" svg:x="6.5cm" svg:y="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75cm" svg:height="0.75cm" svg:x="9.25cm" svg:y="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75cm" svg:height="0.75cm" svg:x="1.697cm" svg:y="3.2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5cm" svg:height="0.75cm" svg:x="1.697cm" svg:y="3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5cm" svg:height="0.75cm" svg:x="4.096cm" svg:y="3.2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5cm" svg:height="0.75cm" svg:x="6.47cm" svg:y="3.2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cm" svg:height="4cm" svg:x="1.75cm" svg:y="5.8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cm" svg:height="4cm" svg:x="5.138cm" svg:y="5.849cm">
          <text:p text:style-name="P8">ARA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cm" svg:height="4cm" svg:x="8.501cm" svg:y="5.824cm">
          <text:p text:style-name="P8">Paid</text:p>
          <text:p text:style-name="P8">$5.50</text:p>
          <text:p text:style-name="P8">Per day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.75cm" svg:height="1cm" svg:x="3cm" svg:y="10.25cm">
          <draw:text-box>
            <text:p>WalkDistance- 10km</text:p>
          </draw:text-box>
        </draw:frame>
        <draw:frame draw:style-name="gr2" draw:text-style-name="P16" draw:layer="layout" svg:width="6.75cm" svg:height="1cm" svg:x="3.322cm" svg:y="11.832cm">
          <draw:text-box>
            <text:p>HistoricCheck</text:p>
          </draw:text-box>
        </draw:frame>
        <draw:frame draw:style-name="gr2" draw:text-style-name="P16" draw:layer="layout" svg:width="6.75cm" svg:height="1cm" svg:x="3.124cm" svg:y="14.453cm">
          <draw:text-box>
            <text:p>Report Incident</text:p>
          </draw:text-box>
        </draw:frame>
        <draw:frame draw:style-name="gr2" draw:text-style-name="P16" draw:layer="layout" svg:width="6.75cm" svg:height="1cm" svg:x="3.075cm" svg:y="13.068cm">
          <draw:text-box>
            <text:p>RoadCondition</text:p>
          </draw:text-box>
        </draw:frame>
        <draw:custom-shape draw:style-name="gr18" draw:text-style-name="P8" draw:layer="layout" svg:width="10.75cm" svg:height="2.5cm" svg:x="1.25cm" svg:y="16.25cm">
          <text:p text:style-name="P8">(ControlBar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0.75cm" svg:height="2.5cm" svg:x="17.25cm" svg:y="16.5cm">
          <text:p text:style-name="P8">(ControlBar)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cm" svg:height="4cm" svg:x="20.5cm" svg:y="3.25cm">
          <text:p text:style-name="P8">ARA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5cm" svg:y1="10cm" svg:x2="5cm" svg:y2="5cm">
          <text:p/>
        </draw:line>
        <draw:line draw:style-name="gr19" draw:text-style-name="P1" draw:layer="layout" svg:x1="20.009cm" svg:y1="7.874cm" svg:x2="20.009cm" svg:y2="2.874cm">
          <text:p/>
        </draw:line>
        <draw:line draw:style-name="gr20" draw:text-style-name="P1" draw:layer="layout" svg:x1="19.75cm" svg:y1="7.5cm" svg:x2="24.25cm" svg:y2="7.5cm">
          <text:p/>
        </draw:line>
        <draw:connector draw:style-name="gr21" draw:text-style-name="P8" draw:layer="layout" svg:x1="11.75cm" svg:y1="9.375cm" svg:x2="11.75cm" svg:y2="9.375cm" draw:start-shape="id1" draw:end-shape="id1" svg:d="M11750 9375z" svg:viewBox="0 0 1 1">
          <text:p/>
        </draw:connector>
        <draw:line draw:style-name="gr22" draw:text-style-name="P1" draw:layer="layout" svg:x1="2cm" svg:y1="10.25cm" svg:x2="7.25cm" svg:y2="10.25cm">
          <text:p/>
        </draw:line>
        <draw:custom-shape draw:style-name="gr23" draw:text-style-name="P17" draw:layer="layout" svg:width="4.25cm" svg:height="1cm" svg:x="17.75cm" svg:y="8.25cm">
          <text:p text:style-name="P8">Location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1cm" svg:x="23.071cm" svg:y="8.176cm">
          <text:p text:style-name="P8">SparePark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4.25cm" svg:height="0.962cm" svg:x="20.25cm" svg:y="9.75cm">
          <draw:text-box>
            <text:p>StartRouting</text:p>
          </draw:text-box>
        </draw:frame>
        <draw:custom-shape draw:style-name="gr25" draw:text-style-name="P17" draw:layer="layout" svg:width="6.5cm" svg:height="1cm" svg:x="19cm" svg:y="10.797cm">
          <text:p text:style-name="P8">ParkNotFree(rerout)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1cm" svg:x="17.725cm" svg:y="12.824cm">
          <text:p text:style-name="P8">YourLocation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275cm" svg:height="1cm" svg:x="23.074cm" svg:y="12.825cm">
          <text:p text:style-name="P8">AnotherPark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4.648cm" svg:height="0.962cm" svg:x="20cm" svg:y="14.201cm">
          <draw:text-box>
            <text:p>StartRouting</text:p>
          </draw:text-box>
        </draw:frame>
      </draw:page>
      <draw:page draw:name="page3" draw:style-name="dp1" draw:master-page-name="Default">
        <draw:custom-shape draw:style-name="gr1" draw:text-style-name="P1" draw:layer="layout" svg:width="10.75cm" svg:height="18cm" svg:x="1.25cm" svg:y="1.2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0.25cm" svg:height="15.25cm" svg:x="1.5cm" svg:y="1.75cm">
          <draw:text-box>
            <text:p text:style-name="P2"><text:span text:style-name="T1">Map-3</text:span></text:p>
            <text:p text:style-name="P2"><text:span text:style-name="T1"/></text:p>
          </draw:text-box>
        </draw:frame>
        <draw:custom-shape draw:style-name="gr27" draw:text-style-name="P1" draw:layer="layout" svg:width="9.75cm" svg:height="3cm" svg:x="1.75cm" svg:y="2.75cm">
          <text:p text:style-name="P8">Have You Parked?</text:p>
          <text:p text:style-name="P8">Yes/No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9.75cm" svg:height="3cm" svg:x="1.601cm" svg:y="6.089cm">
          <text:p text:style-name="P8">How many parks Available Around you if any?</text:p>
          <text:p text:style-name="P8">(lots, notmuch, none)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9.75cm" svg:height="3cm" svg:x="1.724cm" svg:y="9.55cm">
          <text:p text:style-name="P8">Congratulations! You win point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9.75cm" svg:height="3cm" svg:x="1.897cm" svg:y="12.79cm">
          <text:p text:style-name="P8">Was this Helpful?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0.75cm" svg:height="3cm" svg:x="1.25cm" svg:y="16.054cm">
          <text:p text:style-name="P8">(ControlBar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N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1:33:39.579683446</meta:creation-date>
    <dc:date>2023-08-19T14:26:52.284490886</dc:date>
    <meta:editing-duration>PT2H53M7S</meta:editing-duration>
    <meta:editing-cycles>14</meta:editing-cycles>
    <meta:generator>LibreOffice/7.5.5.2$Linux_X86_64 LibreOffice_project/50$Build-2</meta:generator>
    <meta:document-statistic meta:object-count="55"/>
  </office:meta>
</office:document-meta>
</file>